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58211"/>
    </style:style>
    <style:style style:name="P2" style:family="paragraph" style:parent-style-name="Standard">
      <style:text-properties style:text-line-through-style="solid" style:text-line-through-type="single" officeooo:rsid="00058211" officeooo:paragraph-rsid="00058211"/>
    </style:style>
    <style:style style:name="P3" style:family="paragraph" style:parent-style-name="Standard">
      <style:text-properties style:text-line-through-style="solid" style:text-line-through-type="single" officeooo:paragraph-rsid="00051276"/>
    </style:style>
    <style:style style:name="P4" style:family="paragraph" style:parent-style-name="Standard">
      <style:text-properties style:text-line-through-style="solid" style:text-line-through-type="single" officeooo:paragraph-rsid="0013d7fb"/>
    </style:style>
    <style:style style:name="P5" style:family="paragraph" style:parent-style-name="Standard">
      <style:text-properties officeooo:paragraph-rsid="00138fac"/>
    </style:style>
    <style:style style:name="P6" style:family="paragraph" style:parent-style-name="Standard">
      <style:text-properties officeooo:paragraph-rsid="0013d7fb"/>
    </style:style>
    <style:style style:name="P7" style:family="paragraph" style:parent-style-name="Standard">
      <style:text-properties officeooo:paragraph-rsid="001727f4"/>
    </style:style>
    <style:style style:name="P8" style:family="paragraph" style:parent-style-name="Text_20_body">
      <style:text-properties style:text-line-through-style="solid" style:text-line-through-type="single"/>
    </style:style>
    <style:style style:name="P9" style:family="paragraph" style:parent-style-name="Text_20_body">
      <style:text-properties officeooo:paragraph-rsid="001727f4"/>
    </style:style>
    <style:style style:name="P10" style:family="paragraph" style:parent-style-name="Text_20_body">
      <style:text-properties officeooo:paragraph-rsid="00174599"/>
    </style:style>
    <style:style style:name="P11" style:family="paragraph" style:parent-style-name="Text_20_body">
      <style:text-properties officeooo:paragraph-rsid="00187d37"/>
    </style:style>
    <style:style style:name="P12" style:family="paragraph" style:parent-style-name="Heading_20_1">
      <style:text-properties style:text-line-through-style="solid" style:text-line-through-type="single"/>
    </style:style>
    <style:style style:name="P13" style:family="paragraph" style:parent-style-name="Heading_20_1">
      <style:text-properties officeooo:paragraph-rsid="00138fac"/>
    </style:style>
    <style:style style:name="P14" style:family="paragraph" style:parent-style-name="Heading_20_1">
      <style:text-properties officeooo:rsid="0013ad53"/>
    </style:style>
    <style:style style:name="P15" style:family="paragraph" style:parent-style-name="Heading_20_1">
      <style:text-properties officeooo:paragraph-rsid="000f0742"/>
    </style:style>
    <style:style style:name="T1" style:family="text">
      <style:text-properties officeooo:rsid="00051276"/>
    </style:style>
    <style:style style:name="T2" style:family="text">
      <style:text-properties officeooo:rsid="00058211"/>
    </style:style>
    <style:style style:name="T3" style:family="text">
      <style:text-properties officeooo:rsid="00070e8b"/>
    </style:style>
    <style:style style:name="T4" style:family="text">
      <style:text-properties officeooo:rsid="000a43b6"/>
    </style:style>
    <style:style style:name="T5" style:family="text">
      <style:text-properties officeooo:rsid="000e3c14"/>
    </style:style>
    <style:style style:name="T6" style:family="text">
      <style:text-properties style:font-name="Liberation Sans" fo:font-size="18.2000007629395pt" fo:font-weight="bold" officeooo:rsid="000f0742" style:font-name-asian="Microsoft YaHei" style:font-size-asian="18.2000007629395pt" style:font-weight-asian="bold" style:font-name-complex="Mangal" style:font-size-complex="18.2000007629395pt" style:font-weight-complex="bold"/>
    </style:style>
    <style:style style:name="T7" style:family="text">
      <style:text-properties officeooo:rsid="00138fac"/>
    </style:style>
    <style:style style:name="T8" style:family="text">
      <style:text-properties style:text-line-through-style="solid" style:text-line-through-type="single"/>
    </style:style>
    <style:style style:name="T9" style:family="text">
      <style:text-properties style:text-line-through-style="solid" style:text-line-through-type="single" officeooo:rsid="00155f46"/>
    </style:style>
    <style:style style:name="T10" style:family="text">
      <style:text-properties officeooo:rsid="001727f4"/>
    </style:style>
    <style:style style:name="T11" style:family="text">
      <style:text-properties fo:font-weight="bold" style:font-weight-asian="bold" style:font-weight-complex="bold"/>
    </style:style>
    <style:style style:name="T12" style:family="text">
      <style:text-properties officeooo:rsid="00174599"/>
    </style:style>
    <style:style style:name="T13" style:family="text">
      <style:text-properties officeooo:rsid="00187d37"/>
    </style:style>
    <style:style style:name="T14" style:family="text">
      <style:text-properties fo:font-style="italic" style:font-style-asian="italic" style:font-style-complex="italic"/>
    </style:style>
    <style:style style:name="T15" style:family="text">
      <style:text-properties fo:font-style="italic" officeooo:rsid="00187d37" style:font-style-asian="italic" style:font-style-complex="italic"/>
    </style:style>
    <style:style style:name="T16" style:family="text">
      <style:text-properties officeooo:rsid="001991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Alma Führung:</text:h>
      <text:p text:style-name="P2">Das Resort besteht aus einem Hotelbetrieb und der Tauchschule und einigen anderen Freizeitangeboten.</text:p>
      <text:p text:style-name="P3"><text:span text:style-name="T2">Uns</text:span><text:span text:style-name="T1"> gibt es schon seit vielen Jahren, </text:span><text:span text:style-name="T3">d</text:span><text:span text:style-name="T1">aher haben wir den Luxus ein relativ großes Gelände mitten im Grünen mit eigenem Zugang zum Wasser zu haben. Dort vorne liegen auch unsere Boote und die Toiletten. Die wirken auf die Neuen manchmal erst etwas abendteuerlich, </text:span><text:span text:style-name="T4">sind</text:span><text:span text:style-name="T1"> aber nichts ungewöhnliches; Es ist ein Häuschen am Ende eines Steges draußen auf dem Wasser. </text:span><text:span text:style-name="T2">Es gibt keine Spühlung, der Ozean regelt den Rest.</text:span></text:p>
      <text:p text:style-name="P3"/>
      <text:p text:style-name="P3"><text:span text:style-name="T1">D</text:span><text:span text:style-name="T3">a drüben</text:span><text:span text:style-name="T1"> könnt ihr die Bungalows sehen in denen die Gäste wohnen und direkt dahinter in dem Holzhaus sind alle vom Team untergebracht die hier wohnen, also auch ihr beide. </text:span><text:span text:style-name="T2">Das Team besteht aus einigen TauchausbilderInnen und -BegleiterInnen, BootsfahrerInnen, Reinigungs- und Küchenpersonal.</text:span></text:p>
      <text:p text:style-name="P3"><text:span text:style-name="T1">Im Gebäude daneben wird gegessen und dort ist auch die Küche, </text:span><text:span text:style-name="T2">wo Hank und seine </text:span><text:span text:style-name="T5">Küchen-</text:span><text:span text:style-name="T2">Crew</text:span><text:span text:style-name="T1"> </text:span><text:span text:style-name="T2">die</text:span><text:span text:style-name="T1"> Gäste </text:span><text:span text:style-name="T2">und uns - also das Team - verpflegen.</text:span></text:p>
      <text:p text:style-name="P2">Kommt ich zeige euch eure Zimmer…</text:p>
      <text:p text:style-name="P1"/>
      <text:h text:style-name="P12" text:outline-level="1">Aud 1.0 Alma übers Riff</text:h>
      <text:p text:style-name="P8">Und das Great Barrier Reef ist 4000 Kilometer entfernt, aber unsere Situation hier ist nicht besser. Es sprechen bloß immer alle vom Great Barrier Reef, weil das das größte ist. Das Meso American Barrier Reef, zu dem wir hier dazu zählen, ist halt nur das zweitgrößte. </text:p>
      <text:p text:style-name="P8"/>
      <text:p text:style-name="P8">Zusätzlich breitet sich hier seit 2018 die Stoney Coral Tissue Loss Disease aus. Das ist eine Krankheit, bei der das Gewebe gesunder Korallen abstirbt. Die Riffe, die es befällt, verlieren viele ihrer riff-bildenden Korallen. </text:p>
      <text:p text:style-name="P8"/>
      <text:p text:style-name="P8">Durch den fortschreitenden Klimawandel hatten wir in den letzten Jahren aber auch immer wieder Bleichen. Unser kleines Saum-Riff hier ist noch ganz gut verschont geblieben, aber letztlich ist das auch nur eine Frage der Zeit.</text:p>
      <text:h text:style-name="Heading_20_1" text:outline-level="1">Aud 2 Kena über Bleiche-01</text:h>
      <text:p text:style-name="P7">In der Haut vieler Korallenpolypen leben einzellige Algen: Die nennt man Zooxanthellen. <text:span text:style-name="T16">S</text:span>ie betreiben, wie andere Pflanzen auch, Fotosynthese: Heißt, sie nutzen Sonnenlicht, um sich zu ernähren und geben davon etwas an die Koralle ab, in deren Schutz sie sich befinden. </text:p>
      <text:p text:style-name="P7"/>
      <text:p text:style-name="P7">Korallen haben so genug Energie, um sich zu wehren gegen Krankheiten, Fressfeinde oder <text:bookmark text:name="currentText"/>Pflanzen wie zum Beispiel Makroalgen, die <text:bookmark text:name="afterCurrentText"/>ihnen den hart umkämpften Platz im Riff streitig machen. </text:p>
      <text:h text:style-name="Heading_20_1" text:outline-level="1">Aud 2 Kena über Bleiche-0<text:span text:style-name="T7">2</text:span></text:h>
      <text:p text:style-name="P7">Korallen sind jedoch anfällig gegen Hitze, und wenige Grad reichen aus, um sie so sehr unter Stress zu setzen, dass sie ihre Symbiose mit den Zooxanthellen aufgeben und diese rauswerfen.</text:p>
      <text:p text:style-name="P7"><text:soft-page-break/><text:span text:style-name="T10">O</text:span>hne die farbigen Zooxanthellen, scheint durch das durchsichtige Gewebe der Polypen das weiße Kalkskelett durch, weswegen man von Korallenbleiche spricht. </text:p>
      <text:p text:style-name="P7"/>
      <text:p text:style-name="P7">Die Korallen sind dann jedoch noch nicht tot, aber wachsen auch nicht mehr und sind sehr anfällig für Krankheiten, Fressfeinde und Konkurrenz und sterben oft, bevor sich die Lage wieder normalisiert. </text:p>
      <text:p text:style-name="P7">Sie können sich erholen und ihre Zooxanthellen wieder auffrischen, wenn die Temperatur und damit ihr Stresslevel früh und langfristig genug wieder sinkt.</text:p>
      <text:p text:style-name="P7"/>
      <text:p text:style-name="P5">Durch den Klimawandel kommt es jedoch immer häufiger und immer <text:bookmark text:name="currentText2"/>länger zu diesen Temperaturanstiegen, und <text:bookmark text:name="afterCurrentText2"/>die Korallen schaffen es oft nicht mehr, sich zu erholen. </text:p>
      <text:p text:style-name="Text_20_body"/>
      <text:h text:style-name="P13" text:outline-level="1">Aud 2 Kena über Bleiche-0<text:span text:style-name="T7">3</text:span></text:h>
      <text:p text:style-name="P7">Ein weiteres Problem ist, dass sich das CO2, was wir ausstoßen, sich teilweise im Meer löst und zu Kohlensäure wird: Der Ozean wird also saurer. </text:p>
      <text:p text:style-name="P7"/>
      <text:p text:style-name="P7">Die Säure ist nicht gut für den Kalk der Korallen; stört den Aufbau von neuem Kalk und macht den bestehenden Kalk der Riffe instabil. </text:p>
      <text:p text:style-name="P7"/>
      <text:p text:style-name="P7">Der Ausstoß von Klimagasen durch den Menschen bedroht Korallen also auf zweierlei Weise: einmal durch den Temperaturanstieg in der Atmosphäre und damit das Oberflächenwasser - und durch die Ansauerung <text:bookmark text:name="currentText3"/>der Meere. </text:p>
      <text:h text:style-name="P14" text:outline-level="1">Aud 3.1 Kena über Konsum</text:h>
      <text:p text:style-name="P9">Wir haben hier ein Küchenteam, dass die Beschäftigten und die Touristen versorgt. Wenn wir etwas an unserem CO2 Ausstoß machen wollen, würde ich vorschlagen, dass wir das Angebot der Küche des Resorts auf zweierlei weisen umstellen:</text:p>
      <text:p text:style-name="P9">Erstens, auf tierische Produkte zu verzichten, da die Industrie zur Herstellung von tierischen Produkten global ein großer Produzent von CO2 ist, während vegane Ernährung, nur ein Bruchteil so CO2- intensiv ist. </text:p>
      <text:p text:style-name="P9">Ein weiterer Weg, die Küche umzustellen, während nur noch lokale Produkte zu verwenden, um die langen Transportwege mit Flugzeug und Schiff <text:bookmark text:name="currentText4"/>einzusparen, die auch jeweils sehr CO2-intensiv <text:bookmark text:name="afterCurrentText3"/>sind. </text:p>
      <text:h text:style-name="P12" text:outline-level="1">Aud 3.3 Alma über Konsum</text:h>
      <text:p text:style-name="P4">Du magst Recht haben, dass bloß die Reduktion unserer eigenen CO2-Emissionen hier vor Ort kaum globale Auswirkungen hat. Aber es ist ein guter Anlass, um über die Auswirkungen von CO2-Ausstoß auf die Korallenriffe zu reden: </text:p>
      <text:p text:style-name="P4">Wir können das Tauchresort als Kommunikationsplattform mit großer Reichweite benutzen, um aufzuklären und als Vorbildfunktion zu fungieren - Ich meine, wer, wenn nicht wir?</text:p>
      <text:p text:style-name="P4"/>
      <text:p text:style-name="P4">Ich mache mir allerdings Gedanken, wenn wir die Küche auf vegane Ernährung umstellen, dass dies zu Lasten von Leuten wie unserem Fischhändler geht, mit dem wir seit vielen Jahren zusammenarbeiten. Wir sind ein wichtiger Kunde, und er verlässt sich auf uns. </text:p>
      <text:p text:style-name="P4"/>
      <text:p text:style-name="P4"><text:soft-page-break/>Außerdem ist die Küche des Resorts bekannt für ihre guten Fisch- und Fleisch-speisen: Ich habe Angst, unsere Stammkunden zu verlieren.</text:p>
      <text:p text:style-name="P4"/>
      <text:p text:style-name="P4">Vielleicht sprechen wir so auch neue Kunden aus dem Ökotourismus-Sektor an - gerade wenn wir vielleicht später noch weitere Maßnahmen ergreifen, um uns ein grüneres Image zu erschaffen. </text:p>
      <text:p text:style-name="P4"/>
      <text:p text:style-name="P4">Zu der Idee mit den lokalen Produkten: </text:p>
      <text:p text:style-name="P4">Roatan ist als Insel zwar ziemlich groß, aber die lokalen Produkte sind dennoch meist teurer als die per Schiff oder Flugzeug angelieferten Alternativen.</text:p>
      <text:p text:style-name="P4"/>
      <text:p text:style-name="P4">Beide von Kenas Ideen sind aufwendig und teuer und so kurz vor der Saison, nicht mehr ganz leicht umzusetzen. Wir können auch nicht unsere Preise so stark anheben um das auszugleichen. </text:p>
      <text:p text:style-name="P4"/>
      <text:p text:style-name="P4">Aber ich denke, wir sollten aktiv werden, und für eine der beiden Optionen ist mit Sicherheit Spielraum. Beides umzusetzen ist möglich, wäre aber ein Wagnis, sowohl finanziell als auch personell.</text:p>
      <text:p text:style-name="P4"/>
      <text:p text:style-name="P4">Generell gehe ich aber damit, wofür wir uns als Team entscheiden. Was meinen denn die anderen?</text:p>
      <text:p text:style-name="P4"/>
      <text:p text:style-name="P6"><text:span text:style-name="T8">Zu der Idee mit den lokalen Produkten: Roatan ist als Insel zwar ziemlich groß, aber die lokalen Produkte sind dennoch meist teurer als die per Schiff oder Flugzeug angelieferten Alternativen. Beide von Kenas Ideen sind aufwendig und teuer und so kurz vor der </text:span><text:span text:style-name="T9">Saison</text:span><text:span text:style-name="T8"> nicht mehr ganz leicht umzusetzen, und wir können auch nicht unsere Preise so stark anheben um das auszugleichen. Aber ich denke, wir sollten aktiv werden, und für eine der beiden Optionen ist mit Sicherheit Spielraum. Beides umzusetzen, wäre ein Wagnis, sowohl finanziell als auch personell, was den Aufwand angeht. Generell gehe ich aber damit, wofür wir uns als Team entscheiden. Was </text:span><text:bookmark text:name="currentText5"/><text:span text:style-name="T8">meinen denn die anderen? </text:span></text:p>
      <text:p text:style-name="Text_20_body"/>
      <text:p text:style-name="Text_20_body"/>
      <text:h text:style-name="P15" text:outline-level="1">Aud 4.<text:span text:style-name="T6">0</text:span> Kena über Creme</text:h>
      <text:p text:style-name="P1"/>
      <text:p text:style-name="P7">Ja der Klimawandel ist das globale Problem, weshalb weltweit Korallen immer mehr unter Hitzestress geraten und bleichen. Aber einige Riffe sind von der selben Hitzewelle stärker betroffen als andere: Wie gut die Korallen den Hitzestress vertragen hat viel damit zu tun wie viele lokale Stressfaktoren die Korallen bereits belasten. </text:p>
      <text:p text:style-name="P7"/>
      <text:p text:style-name="P7">Es scheint; je weniger belastet und je gesünder das Riff, desto widerstandsfähiger ist es gegen Bleichen und desto besser kann es sich erholen. Die Belastung mit Hygieneprodukten, Arzneimitteln, Pestiziden und anderen Chemikalien, die über unsere Abwässer oder direkt ins Riff geraten, stellen einen großen der lokalen Stressfaktoren dar.</text:p>
      <text:p text:style-name="P1"/>
      <text:p text:style-name="P1">Die Sonnencreme auf deiner Haut alleine wird vermutlich nicht das Riff bleichen <text:span text:style-name="T11">aber</text:span> es wird geschwächt und bei der nächsten Hitzewelle kann das einen entscheidenden Unterschied machen. Jährlich gelangen etwa 10.000 Tonnen Sonnencreme ins Meer von denen viele Stoffe wie Oxybenzon enthalten und lokal die Riffe belasten.</text:p>
      <text:h text:style-name="Heading_20_1" text:outline-level="1"><text:soft-page-break/>Aud 4.1 Kena über Creme</text:h>
      <text:p text:style-name="P9">Oxybenzon sinkt, nachdem es von der Haut abgewaschen wurde, nach unten, weshalb es besonders da wirkt wo es gelöst wird. Es kommt auch über Abwässer ins Meer aber gerade für unser Riff gehören wir zu den Hauptverantwortlichen für Oxybenzoneintrag. </text:p>
      <text:p text:style-name="P9">Die Alternativprodukte sind häufig teurer aber wenn wir unser eigenes Riff schützen wollen, ist es ein verhältnismäßig geringes Übel diese Sorten Sonnencreme einfach zu verbieten. Wir könnten vorher informieren und dann offen auf die Gäste und neuen Teammitglieder zugehen und sie dazu auffordern ihre Sonnencremes zu checken und zu ersetzen.</text:p>
      <text:h text:style-name="P12" text:outline-level="1">Aud 4.2 Alma über Creme</text:h>
      <text:p text:style-name="P8">Ich denke es ist wichtig, dass weiterhin alle tuen dürfen was sie für richtig halten. Ich sträube mich dagegen das Team und die Gäste derart zu bevormunden. Ich würde die Gäste bevor sie kommen über die schädliche Wirkung von Oxybenzon informieren und Alternativprodukte zum Kauf anbieten.</text:p>
      <text:p text:style-name="P1"/>
      <text:h text:style-name="Heading_20_1" text:outline-level="1">Aud 5.0 Kena über Kaki</text:h>
      <text:p text:style-name="Text_20_body"/>
      <text:p text:style-name="Text_20_body">Letztgenanntes, die Eutrophierung, wird durch zusätzliche Nährstoffe ausgelöst, die ins Riff gelangen.</text:p>
      <text:p text:style-name="Text_20_body">Das klingt vielleicht erstmal nach einer guten Sache, ist aber vor allem gut für die Algen, die mit den Korallen um den Lebensraum konkurrieren. Die Korallen versuchen sich gegen die überwuchernden Algen zur Wehr zu setzen und werden dabei von algenfressenden Fischen unterstützt. </text:p>
      <text:p text:style-name="Text_20_body">Werden nun die Korallen geschwächt z.B. durch eine Bleiche, oder werden die algenfressenden Fische überfischt oder die Algen mit zusätzlichen Nährstoffen versorgt, dann kann es sein, dass die Algen einen geschlossenen Teppich über den Korallen bilden, aufrecht erhalten und die Korallen darunter sterben.</text:p>
      <text:p text:style-name="Text_20_body">Sterben die Korallen, fehlen die Baumeister des Riffes, der Lebensraum der anderen Arten schwindet und das Riff hat langfristig keine Chance…</text:p>
      <text:h text:style-name="Heading_20_1" text:outline-level="1">Aud 5.1 Kena über Kaki</text:h>
      <text:p text:style-name="P10">Ich denke es ist wichtig, dass wir dringend etwas tun, sodass wir das Riff nicht weiter eutrophieren und die Gesundheit der Korallen gefährden, indem wir mit unseren Hinterlassenschaften direkt Nährstoffe ins Riff abgeben. Das Tauchresort hat kein richtiges Klärsystem und die Toilettenabwässer gehen direkt ins Riff. </text:p>
      <text:p text:style-name="P10">Komposttoiletten scheinen eine relativ einfache Lösung mit großer Wirkung, weil dann zumindest die Fäkalien nicht mehr ins Riff gelangen. Vllt ist es für die Touristen ein Erlebnis die Toiletten auf <text:soft-page-break/>dem Wasser zu verwenden aber es ist schon auch etwas "rückständig", dass noch nicht auf eine nachhaltige Alternative umgerüstet wurde. Die Kläranlage zu bauen braucht mehr Zeit aber sollte dann im Anschluss gemacht werden.</text:p>
      <text:h text:style-name="P12" text:outline-level="1">Aud 5.2.1 Alma über Kaki</text:h>
      <text:p text:style-name="P8">Ich sehe zwar auch den Handlungsbedarf aber denke, dass wir nicht überstüzt handeln müssen. Schließlich haben wir das mit den Rifftoiletten schon immer so gemacht. Beides nacheinander zu machen ist unnötig teuer und ich denke es wäre das beste einmal richtig Geld in die Hand zu nehmen und ein modernes Klärsystem zu bauen, sodass die Abwässer von den Toiletten aber auch den Duschen, den Waschräumen und der Küche richtig geklärt wird, die jetzt teilweise ins Riff gelangen.</text:p>
      <text:p text:style-name="P8">Um den restlichen finanziellen Spielraum für diese Saison zu bewahren, könnten wir aber auch bei den Rifftoiletten bleiben und dann nächste Saison in das moderne Klärsystem investieren.</text:p>
      <text:p text:style-name="P8">(if:$geld&lt;3)[''Tatsächlich haben wir diese Saison auch keine finanziellen Mittel mehr um das moderne Klärsystem zu bauen, da wir alles bei der Umstellung der Küche gelassen haben. Also was machen wir? Was meinst du, $name? Investieren wir jetzt in Komposttoiletten oder warten wir nächste Saison ab?''](if:$geld&gt;2)[''Wir haben diese Saison allerdings auch noch genug finanzielle Mittel um uns das moderne Klärsystem gerade so leisten können, da wir nicht alles bei der Umstellung der Küche gelassen haben. Also was machen wir? Was meinst du, $name?'']</text:p>
      <text:p text:style-name="Text_20_body"/>
      <text:h text:style-name="Heading_20_1" text:outline-level="1">Aud 6.0 Kena über Rot</text:h>
      <text:p text:style-name="Text_20_body">Dann haben sie jetzt auch dieses Riff erreicht...</text:p>
      <text:p text:style-name="P10">Es handelt sich dabei um einen Indischen Rotfeuerfisch oder Lionfish. Bis in die frühen 2000er Jahre gab es im Atlantischen Ozean keine Rotfeuerfische aber in vielen Aquarien, weil sie so hübsch anzusehen sind und sich gut zu Hause halten lassen. </text:p>
      <text:p text:style-name="P10">Und dann begann die Ausbreitung, <text:span text:style-name="T11">vermutlich</text:span> durch ein paar ausgesetzte Haustiere bei Florida. Zu Hause im indischen Ozean ist der Rotfeuerfisch ein ganz passabler Räuber. Hier im Atlantik ist sein Jagderfolg <text:span text:style-name="T12">jedoch noch </text:span>um ein vielfaches höher, da die hier lebenden Arten ihn nicht als Gefahr erkennen. Gleichzeitig wird er von den großen Raubtieren hier nicht als Nahrung erkannt, weshalb er sich extrem schnell ausbreiten konnte und innerhalb weniger Jahre die Ostküste der USA und Seit 2009 das Karibische Meer erobert hat.</text:p>
      <text:p text:style-name="P10">Das Problem ist, dass ein extrem breites Spektrum kleiner Fische aus Korallenriffen auf seiner Speisekarte stehen. Er frisst also in großen Mengen Fische bevor sie heranwachsen können und dünnt so die Zahlen der Fische im ganzen Ozean aus.</text:p>
      <text:p text:style-name="P11">Die Korallen direkt frisst er eigentlich nicht <text:span text:style-name="T11">aber</text:span> gerade wenn er die <text:span text:style-name="T13">a</text:span>lgenfressenden Fische, die teils sehr groß werden und lange Leben, bevor sie Eier legen, wegfrisst, bevor sie die <text:span text:style-name="T13">C</text:span>hance dazu haben, stärkt er die Position der Algen in Konkurrenz. </text:p>
      <text:p text:style-name="P11"><text:soft-page-break/>Außerdem gibt es Fische, die die kranken Korallen fressen, bevor sich Krankheit<text:span text:style-name="T13">en</text:span> <text:span text:style-name="T13">wie die Stony </text:span><text:span text:style-name="T15">Coral Tissue Loss Disease</text:span><text:span text:style-name="T13"> </text:span>verbreite<text:span text:style-name="T13">n: A</text:span>uch <text:span text:style-name="T11">diese</text:span> stehen auf der Speisekarte der Rofeuerfische.</text:p>
      <text:p text:style-name="P11">Und dann gibt es noch viele Beziehungen im Korallenriff, von denen wir keine Ahnung haben <text:span text:style-name="T13">und </text:span>auf die der Rofeuerfisch Einfluss nimmt. Was wir wissen ist, dass wo er auftaucht, die <text:span text:style-name="T13">Zahl</text:span> der Arten sinkt, er so die Lebensgemeinschaft destablisiert und das Riff anfälliger für Störungen, wie <text:span text:style-name="T13">Krankheiten und</text:span> Bleichen wird. Wir sollten allen im Resort bescheid sagen und die Augen offen halten falls noch mehr auftauchen. Ich werde mich mal informieren was zu tun ist.</text:p>
      <text:p text:style-name="P11">Oh und wegen der Verletzung, du hast gut reagiert: Die Fische haben Giftdrüsen in den Dornen ihrer Flossen. Das kann zwar <text:span text:style-name="T13">sehr </text:span>schmerzhaft werden, sie zu berühren, aber das sollten wir ja mit keinem der Riffbewohner machen <text:span text:style-name="T13">und ist auch im Allgemeinen nicht weiter gefährlich.</text:span></text:p>
      <text:h text:style-name="Heading_20_1" text:outline-level="1">Aud 6.1 Kena über Rot</text:h>
      <text:p text:style-name="Text_20_body">Untersuchungen haben gezeigt, dass eine langfristige Ausrottung an den, von Rotfeuerfischen befallenen, Riffen unrealistisch ist. Die Fische bewegen sich auch zwischen den einzelnen Riffen hin und her und halten sich auch in großen Zahlen in Tiefen von mehreren hundert Metern auf, von wo sie immer wieder zu den Riffen zurückkehren.</text:p>
      <text:p text:style-name="P11">Es wurde aber festgestellt, dass regelmäßiges Abtöten aller sichtbaren Rotfeuerfische an einem Riff alle paar Monate ausreicht, dass ihre Zahl so klein gehalten wird, dass sie keine größeren Auswirkungen auf die Zusammensetzung der Arten am Riff haben und so auch kaum lokalen Stress auf das Ökosystem des Riffes ausüben.</text:p>
      <text:p text:style-name="P11">Die empfohlene Methode ist die Bejagung mit Hand-Harpunen, sogenannten <text:span text:style-name="T14">Pole Spears </text:span>durch Tauchende. Der Vorteil im Gegensatz zu anderen Methoden ist, dass wirklich nur gezielt diese Fische gefangen werden, ohne Beifang oder das Riff zu beschädigen.</text:p>
      <text:p text:style-name="Text_20_body">Wir könnten die Gäste auch mit in die Jagd einbeziehen und Harpunentauchgänge als zusätzliche Attraktion verkaufen.</text:p>
      <text:p text:style-name="Text_20_body">Außerdem gelten Rotfeuerfische auch als guter Speisefisch. Wir könnten ihn mit auf die Speisekarte unserer Küche setzen - Frisch aus dem Riff und selbst gefangen noch dazu. So wird er noch verwendet also auch aus ökologischer Sicht eine gute Maßnahme.</text:p>
      <text:h text:style-name="P12" text:outline-level="1">Aud 6.2 Dive über Rot</text:h>
      <text:p text:style-name="P8">Mir gefällt die Vorstellung nicht, dass wir das Töten von Tieren als Attraktion bewerben, selbst wenn es sich um einen Schädling handelt. Und ich selbst möchte auch keine Tiere töten müssen, das ist nicht wofür ich hier unterschrieben habe.</text:p>
      <text:p text:style-name="P8">Außerdem finde ich das klingt wie der Kampf gegen Windmühlen, die Fische kommen nach einiger Zeit eh wieder. Zusätzlich sind sie sehr hübsch und bei den Gästen sehr beliebt. Wenn wir den Kampf eh nicht gewinnen können, sollten wir das beste daraus machen und ihn als Kundenattraktion bewerben anstatt Zeit und Energie darauf zu verwenden sie zu töten.</text:p>
      <text:h text:style-name="P12" text:outline-level="1"><text:soft-page-break/>Aud 6.3.1 Hank über Rot</text:h>
      <text:p text:style-name="P8">Ich nehme an, das Ausweiden der Fische und das Entfernen der giftigen Stacheln fällt in eurem Plan dann dem Küchenteam und mir zu? Ich bin Koch, kein Schlachter. Dass die Fische getötet werden um die Überlebenschancen des Riffs zu erhöhen, leuchtet mir ein, aber ihn dann auf die Speisekarte zu setzen aus Idealismus, nicht. </text:p>
      <text:p text:style-name="P8">***Gerade wenn wir kurz vorher beschlossen haben, nur noch vegane Küche anzubieten scheint mir diese Entscheidung paradox.</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3-03-05T10:22:59.758000000</dc:date>
    <meta:editing-duration>P1DT4H17M15S</meta:editing-duration>
    <meta:editing-cycles>13</meta:editing-cycles>
    <meta:document-statistic meta:table-count="0" meta:image-count="0" meta:object-count="0" meta:page-count="7" meta:paragraph-count="81" meta:word-count="2500" meta:character-count="16037" meta:non-whitespace-character-count="13593"/>
  </office:meta>
</office:document-meta>
</file>